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monofur" svg:font-family="monofu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monofur" officeooo:rsid="000538b8" officeooo:paragraph-rsid="000538b8"/>
    </style:style>
    <style:style style:name="P2" style:family="paragraph" style:parent-style-name="Standard">
      <style:text-properties style:font-name="monofur" officeooo:rsid="000590f0" officeooo:paragraph-rsid="000590f0"/>
    </style:style>
    <style:style style:name="T1" style:family="text">
      <style:text-properties officeooo:rsid="000590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Enum faction</text:p>
      <text:p text:style-name="P2">{</text:p>
      <text:p text:style-name="P2"/>
      <text:p text:style-name="P2"><text:tab/>enemy = 1,</text:p>
      <text:p text:style-name="P2"><text:tab/>friendly,</text:p>
      <text:p text:style-name="P2"><text:tab/>player</text:p>
      <text:p text:style-name="P2">}</text:p>
      <text:p text:style-name="P1"/>
      <text:p text:style-name="P1">Entity</text:p>
      <text:p text:style-name="P1">{</text:p>
      <text:p text:style-name="P1"/>
      <text:p text:style-name="P1"><text:tab/><text:span text:style-name="T1">side = </text:span></text:p>
      <text:p text:style-name="P1"><text:tab/>id</text:p>
      <text:p text:style-name="P1"><text:tab/>isDed = false;</text:p>
      <text:p text:style-name="P1"><text:tab/>sprite;</text:p>
      <text:p text:style-name="P1"><text:tab/>x,y;</text:p>
      <text:p text:style-name="P1"/>
      <text:p text:style-name="P1"><text:tab/>virtual draw()</text:p>
      <text:p text:style-name="P1"><text:tab/>{</text:p>
      <text:p text:style-name="P1"><text:tab/><text:tab/>draw(Sprite);</text:p>
      <text:p text:style-name="P1"><text:tab/>}</text:p>
      <text:p text:style-name="P1"/>
      <text:p text:style-name="P1"><text:tab/>virtual update()</text:p>
      <text:p text:style-name="P1"><text:tab/>{</text:p>
      <text:p text:style-name="P1"/>
      <text:p text:style-name="P1"><text:tab/>}</text:p>
      <text:p text:style-name="P1"/>
      <text:p text:style-name="P1">}</text:p>
      <text:p text:style-name="P1"/>
      <text:p text:style-name="P1">Bullet : Entity</text:p>
      <text:p text:style-name="P1">{</text:p>
      <text:p text:style-name="P1"><text:tab/>owner;</text:p>
      <text:p text:style-name="P1"><text:tab/>if (x &lt; 0 x &gt; width) isded = true</text:p>
      <text:p text:style-name="P1"><text:tab/></text:p>
      <text:p text:style-name="P1"><text:tab/>xspeed yspeed;</text:p>
      <text:p text:style-name="P1"><text:tab/>homing</text:p>
      <text:p text:style-name="P1"/>
      <text:p text:style-name="P1"><text:tab/>override update()</text:p>
      <text:p text:style-name="P1"><text:tab/>{</text:p>
      <text:p text:style-name="P1"/>
      <text:p text:style-name="P1"><text:tab/><text:tab/>if (homing == 24) </text:p>
      <text:p text:style-name="P1"><text:tab/><text:tab/>{</text:p>
      <text:p text:style-name="P1"/>
      <text:p text:style-name="P1"><text:tab/><text:tab/>}</text:p>
      <text:p text:style-name="P1"/>
      <text:p text:style-name="P1"/>
      <text:p text:style-name="P1"><text:tab/>}</text:p>
      <text:p text:style-name="P1"><text:tab/></text:p>
      <text:p text:style-name="P1"/>
      <text:p text:style-name="P1"><text:tab/>override draw()</text:p>
      <text:p text:style-name="P1"><text:tab/>{</text:p>
      <text:p text:style-name="P1"><text:tab/><text:tab/>draw(Sprite);</text:p>
      <text:p text:style-name="P1"><text:tab/>}</text:p>
      <text:p text:style-name="P1">}</text:p>
      <text:p text:style-name="P1"/>
      <text:p text:style-name="P1"><text:soft-page-break/></text:p>
      <text:p text:style-name="P1">Player : Entity</text:p>
      <text:p text:style-name="P1">{</text:p>
      <text:p text:style-name="P1"><text:tab/>sprite;</text:p>
      <text:p text:style-name="P1"><text:tab/>ability;</text:p>
      <text:p text:style-name="P1"><text:tab/>weapon;</text:p>
      <text:p text:style-name="P1"><text:tab/>speed;</text:p>
      <text:p text:style-name="P1">}</text:p>
      <text:p text:style-name="P1"/>
      <text:p text:style-name="P1"/>
      <text:p text:style-name="P1">Static EntityMan<text:span text:style-name="T1">a</text:span>ger</text:p>
      <text:p text:style-name="P1">{</text:p>
      <text:p text:style-name="P1"/>
      <text:p text:style-name="P1"><text:tab/>update();</text:p>
      <text:p text:style-name="P1"><text:tab/>draw()</text:p>
      <text:p text:style-name="P1">{</text:p>
      <text:p text:style-name="P1"><text:tab/>if current.ded <text:s text:c="2"/>remove from list</text:p>
      <text:p text:style-name="P1">}</text:p>
      <text:p text:style-name="P1"><text:tab/>init();</text:p>
      <text:p text:style-name="P1"><text:tab/>add(Entity);</text:p>
      <text:p text:style-name="P1">}</text:p>
      <text:p text:style-name="P1"/>
      <text:p text:style-name="P2">Static StateManager()</text:p>
      <text:p text:style-name="P2">{</text:p>
      <text:p text:style-name="P2"/>
      <text:p text:style-name="P2"/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monofur" svg:font-family="monofu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13:29:16.180000000</meta:creation-date>
    <dc:date>2018-09-11T14:30:11.623000000</dc:date>
    <meta:editing-duration>PT9M19S</meta:editing-duration>
    <meta:editing-cycles>2</meta:editing-cycles>
    <meta:generator>LibreOffice/6.1.0.3$Windows_X86_64 LibreOffice_project/efb621ed25068d70781dc026f7e9c5187a4decd1</meta:generator>
    <meta:document-statistic meta:table-count="0" meta:image-count="0" meta:object-count="0" meta:page-count="2" meta:paragraph-count="60" meta:word-count="91" meta:character-count="477" meta:non-whitespace-character-count="395"/>
  </office:meta>
</office:document-meta>
</file>